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b4df" officeooo:paragraph-rsid="000fb4df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paragraph-rsid="00111081"/>
    </style:style>
    <style:style style:name="P4" style:family="paragraph" style:parent-style-name="Standard" style:list-style-name="L1">
      <style:text-properties officeooo:paragraph-rsid="0011c67a"/>
    </style:style>
    <style:style style:name="P5" style:family="paragraph" style:parent-style-name="Standard" style:list-style-name="L1">
      <style:text-properties officeooo:paragraph-rsid="0015ebdc"/>
    </style:style>
    <style:style style:name="P6" style:family="paragraph" style:parent-style-name="Standard">
      <style:text-properties officeooo:paragraph-rsid="00111081"/>
    </style:style>
    <style:style style:name="P7" style:family="paragraph" style:parent-style-name="Standard" style:list-style-name="L1">
      <style:text-properties officeooo:rsid="00117dd6" officeooo:paragraph-rsid="00117dd6"/>
    </style:style>
    <style:style style:name="P8" style:family="paragraph" style:parent-style-name="Standard" style:list-style-name="L1">
      <style:text-properties fo:font-weight="normal" officeooo:paragraph-rsid="0015ebdc" style:font-weight-asian="normal" style:font-weight-complex="normal"/>
    </style:style>
    <style:style style:name="P9" style:family="paragraph" style:parent-style-name="Standard" style:list-style-name="L1">
      <style:paragraph-properties fo:margin-left="0in" fo:margin-right="0in" fo:text-align="start" style:justify-single-word="false" fo:text-indent="-0.25in" style:auto-text-indent="false"/>
      <style:text-properties officeooo:paragraph-rsid="00111081"/>
    </style:style>
    <style:style style:name="P10" style:family="paragraph" style:parent-style-name="Standard" style:list-style-name="L1">
      <style:paragraph-properties fo:margin-left="0in" fo:margin-right="0in" fo:text-align="start" style:justify-single-word="false" fo:text-indent="-0.25in" style:auto-text-indent="false"/>
      <style:text-properties officeooo:paragraph-rsid="00165556"/>
    </style:style>
    <style:style style:name="P11" style:family="paragraph" style:parent-style-name="Standard" style:list-style-name="L1">
      <style:paragraph-properties fo:margin-left="0in" fo:margin-right="0in" fo:text-indent="-0.25in" style:auto-text-indent="false"/>
      <style:text-properties officeooo:paragraph-rsid="0011c67a"/>
    </style:style>
    <style:style style:name="P12" style:family="paragraph" style:parent-style-name="Standard" style:list-style-name="L1">
      <style:paragraph-properties fo:margin-left="0in" fo:margin-right="0in" fo:text-indent="-0.25in" style:auto-text-indent="false"/>
      <style:text-properties officeooo:rsid="00165556" officeooo:paragraph-rsid="00165556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11081"/>
    </style:style>
    <style:style style:name="T1" style:family="text">
      <style:text-properties officeooo:rsid="000fb4df"/>
    </style:style>
    <style:style style:name="T2" style:family="text">
      <style:text-properties officeooo:rsid="00111081"/>
    </style:style>
    <style:style style:name="T3" style:family="text">
      <style:text-properties officeooo:rsid="00117dd6"/>
    </style:style>
    <style:style style:name="T4" style:family="text">
      <style:text-properties officeooo:rsid="0011c67a"/>
    </style:style>
    <style:style style:name="T5" style:family="text">
      <style:text-properties officeooo:rsid="00138d5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11081" style:font-weight-asian="bold" style:font-weight-complex="bold"/>
    </style:style>
    <style:style style:name="T8" style:family="text">
      <style:text-properties fo:font-weight="bold" officeooo:rsid="0015ebdc" style:font-weight-asian="bold" style:font-weight-complex="bold"/>
    </style:style>
    <style:style style:name="T9" style:family="text">
      <style:text-properties officeooo:rsid="0014b934"/>
    </style:style>
    <style:style style:name="T10" style:family="text">
      <style:text-properties officeooo:rsid="001503d1"/>
    </style:style>
    <style:style style:name="T11" style:family="text">
      <style:text-properties officeooo:rsid="00151186"/>
    </style:style>
    <style:style style:name="T12" style:family="text">
      <style:text-properties officeooo:rsid="0015ebdc"/>
    </style:style>
    <style:style style:name="T13" style:family="text">
      <style:text-properties officeooo:rsid="001655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teps for pushing code to <text:span text:style-name="T13">online </text:span>GIT <text:span text:style-name="T13">repository if we have already created a branch there</text:span>:</text:p>
      <text:p text:style-name="Standard"/>
      <text:p text:style-name="Standard"><text:span text:style-name="T1">1. </text:span>Right click on the folder name and select "Git Bash here"</text:p>
      <text:p text:style-name="Standard"><text:span text:style-name="T1">2. </text:span>Command prompt will get open, maximize it</text:p>
      <text:p text:style-name="Standard"><text:span text:style-name="T1">3. W</text:span>rite below commands <text:span text:style-name="T1">one by one</text:span>:</text:p>
      <text:list xml:id="list2996049154" text:style-name="L1">
        <text:list-item>
          <text:p text:style-name="P2">git init (it will initialize the GIT)</text:p>
          <text:p text:style-name="P2"/>
        </text:list-item>
        <text:list-item>
          <text:p text:style-name="P2">git status (It will highlight the changed code (that you want to push) in red, if any)</text:p>
          <text:p text:style-name="P2"/>
        </text:list-item>
        <text:list-item>
          <text:p text:style-name="P2">git add . (to stage <text:span text:style-name="T3">your changes</text:span>. Staging is the process of preparing your changes for a commit. </text:p>
          <text:p text:style-name="P7">Here ‘.’ Is used for current directory, we can use another file/directory name as well at place of ‘.‘ if we want to change a particular file /directory). <text:span text:style-name="T4">We should use this command before any commit.</text:span></text:p>
          <text:p text:style-name="P7"/>
        </text:list-item>
        <text:list-item>
          <text:p text:style-name="P3">git status (running it again will display all the updated code in green color, showing that all the red code which we wanted to push is now pushed properly.</text:p>
          <text:p text:style-name="P3"/>
        </text:list-item>
        <text:list-item>
          <text:p text:style-name="P5">git commit -m "<text:span text:style-name="T4">commit</text:span> message <text:span text:style-name="T4">here</text:span>"</text:p>
          <text:p text:style-name="P5"><text:span text:style-name="T6"/></text:p>
        </text:list-item>
        <text:list-item>
          <text:p text:style-name="P8">git remote add origin &lt;paste the copied http url from git account here&gt; <text:s/><text:span text:style-name="T12">[</text:span><text:span text:style-name="T2">C</text:span><text:span text:style-name="T12">onnect the local Git repository with the online GIT Repository]</text:span></text:p>
          <text:p text:style-name="P3"/>
        </text:list-item>
        <text:list-item>
          <text:p text:style-name="P3">git push origin &lt;<text:span text:style-name="T9">branch name&gt; </text:span><text:span text:style-name="T10">[used for pushing your code finally on online git. We can also use git push git push &lt;remote repository name</text:span><text:span text:style-name="T11">(where you want to push your code) </text:span><text:span text:style-name="T10">&gt; &lt;branch name&gt; ]</text:span></text:p>
          <text:p text:style-name="P10">--------------------------------------------------------------------------------------------------------------------------</text:p>
          <text:p text:style-name="P12">If we need to create a new branch on Git before pushing our code:</text:p>
          <text:p text:style-name="P11"/>
          <text:p text:style-name="P11"><text:span text:style-name="T13">Ans: </text:span>git checkout -b &lt;branch name&gt; (for creation <text:span text:style-name="T4">of a new branch and switching to that </text:span>new branch <text:span text:style-name="T4">in one step</text:span>) <text:span text:style-name="T4">(else we can also use to different commands like “git branch &lt;branch name&gt;” for creation of new branch and then “git switch/checkout &lt;branch name&gt;” for switching to that branch.</text:span></text:p>
          <text:p text:style-name="P4"/>
        </text:list-item>
        <text:list-item>
          <text:p text:style-name="P3"><text:span text:style-name="T5">F</text:span>or switching <text:span text:style-name="T5">to other </text:span>branch: git checkout &lt;<text:span text:style-name="T2">Branch_name&gt;</text:span></text:p>
          <text:p text:style-name="P9">--------------------------------------------------------------------------------------------------------------------------</text:p>
          <text:p text:style-name="P9"><text:span text:style-name="T2">How to </text:span><text:span text:style-name="T7">C</text:span><text:span text:style-name="T6">onnect the local Git </text:span><text:span text:style-name="T8">repository </text:span><text:span text:style-name="T6">with the online </text:span><text:span text:style-name="T8">GIT Repository</text:span>:</text:p>
          <text:p text:style-name="P9"/>
          <text:p text:style-name="P9"><text:span text:style-name="T2">Ans:</text:span> by using http url under project name:(Defining the path) <text:span text:style-name="T2">using below steps:</text:span></text:p>
        </text:list-item>
      </text:list>
      <text:p text:style-name="P13"><text:span text:style-name="T2">1. </text:span>Navigate to browser, login to account and then Copy the http url by clicking on copy link button under projects &gt; under "vpatutility" (name of project)</text:p>
      <text:p text:style-name="P14"><text:span text:style-name="T2">2. </text:span><text:span text:style-name="T6">git remote add origin &lt;paste the copied http url from git account here&gt;</text:span></text:p>
      <text:p text:style-name="P6"><text:s/></text:p>
      <text:p text:style-name="P6">executing above request will make a connection of your local with the online</text:p>
      <text:p text:style-name="P6">----------------------------------------------------------------------------------------------------------------------------</text:p>
      <text:p text:style-name="P6"><text:span text:style-name="T2">How to </text:span>push our code <text:span text:style-name="T2">online?</text:span></text:p>
      <text:p text:style-name="P6"><text:span text:style-name="T2">Ans:</text:span> <text:span text:style-name="T5">U</text:span>sing command: git push origin Branch_name</text:p>
      <text:p text:style-name="P6"/>
      <text:p text:style-name="Standard">Now, it will ask for username and password <text:span text:style-name="T5">and </text:span>on passing right credentials, the code will get pushed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0T11:27:24.745000000</meta:creation-date>
    <dc:date>2023-09-20T14:22:14.243000000</dc:date>
    <meta:editing-duration>PT2H54M44S</meta:editing-duration>
    <meta:editing-cycles>13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36" meta:word-count="423" meta:character-count="2603" meta:non-whitespace-character-count="2227"/>
  </office:meta>
</office:document-meta>
</file>